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1D45D66D9C7115C1D8.png" manifest:media-type="image/png"/>
  <manifest:file-entry manifest:full-path="Pictures/10000000000004B2000002E9D8C295F507B04ACE.png" manifest:media-type="image/png"/>
  <manifest:file-entry manifest:full-path="Pictures/10000000000004B200000266D705F03A77D33367.png" manifest:media-type="image/png"/>
  <manifest:file-entry manifest:full-path="Pictures/10000000000004B20000026C7CA3DC94995E4D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724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724cm" fo:wrap-option="no-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6.244cm" svg:x="0.762cm" svg:y="2.411cm">
          <draw:image xlink:href="Pictures/10000000000004B200000266D705F03A77D33367.png" xlink:type="simple" xlink:show="embed" xlink:actuate="onLoad">
            <text:p/>
          </draw:image>
        </draw:frame>
        <draw:custom-shape draw:style-name="gr2" draw:text-style-name="P3" draw:layer="layout" svg:width="6.223cm" svg:height="2.286cm" svg:x="20.193cm" svg:y="0.621cm">
          <text:p text:style-name="P2">Open</text:p>
          <text:p text:style-name="P2">Translate Window</text:p>
          <draw:enhanced-geometry svg:viewBox="0 0 21600 21600" draw:glue-points="10800 0 0 10800 10800 21600 21600 10800 ?f40 ?f41" draw:text-areas="0 0 21600 21600" draw:type="rectangular-callout" draw:modifiers="1152.18508997429 33604.1976388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6.223cm" svg:height="2.286cm" svg:x="6.858cm" svg:y="0.875cm">
          <text:p text:style-name="P2">Name of</text:p>
          <text:p text:style-name="P2">Metadata Record</text:p>
          <draw:enhanced-geometry svg:viewBox="0 0 21600 21600" draw:glue-points="10800 0 0 10800 10800 21600 21600 10800 ?f40 ?f41" draw:text-areas="0 0 21600 21600" draw:type="rectangular-callout" draw:modifiers="20090.3598971722 43870.5728027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223cm" svg:height="2.032cm" svg:x="18.034cm" svg:y="13.194cm">
          <text:p text:style-name="P2">Translate</text:p>
          <draw:enhanced-geometry svg:viewBox="0 0 21600 21600" draw:glue-points="10800 0 0 10800 10800 21600 21600 10800 ?f40 ?f41" draw:text-areas="0 0 21600 21600" draw:type="rectangular-callout" draw:modifiers="-6677.12082262211 35879.5868175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2" draw:layer="layout" svg:width="31.802cm" svg:height="16.403cm" svg:x="0.837cm" svg:y="20.3cm">
          <draw:image xlink:href="Pictures/10000000000004B20000026C7CA3DC94995E4D03.png" xlink:type="simple" xlink:show="embed" xlink:actuate="onLoad">
            <text:p/>
          </draw:image>
        </draw:frame>
        <draw:custom-shape draw:style-name="gr2" draw:text-style-name="P3" draw:layer="layout" svg:width="6.223cm" svg:height="2.286cm" svg:x="15.367cm" svg:y="28.829cm">
          <text:p text:style-name="P2">Save Before</text:p>
          <text:p text:style-name="P2">Translating</text:p>
          <draw:enhanced-geometry svg:viewBox="0 0 21600 21600" draw:glue-points="10800 0 0 10800 10800 21600 21600 10800 ?f40 ?f41" draw:text-areas="0 0 21600 21600" draw:type="rectangular-callout" draw:modifiers="-6677.12082262211 31894.70922606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19.71cm" svg:x="1.472cm" svg:y="3.302cm">
          <draw:image xlink:href="Pictures/10000000000004B2000002E9D8C295F507B04ACE.png" xlink:type="simple" xlink:show="embed" xlink:actuate="onLoad">
            <text:p/>
          </draw:image>
        </draw:frame>
        <draw:custom-shape draw:style-name="gr2" draw:text-style-name="P3" draw:layer="layout" svg:width="6.223cm" svg:height="2.286cm" svg:x="20.955cm" svg:y="1.651cm">
          <text:p text:style-name="P2">Open</text:p>
          <text:p text:style-name="P2">Translate Window</text:p>
          <draw:enhanced-geometry svg:viewBox="0 0 21600 21600" draw:glue-points="10800 0 0 10800 10800 21600 21600 10800 ?f40 ?f41" draw:text-areas="0 0 21600 21600" draw:type="rectangular-callout" draw:modifiers="1152.18508997429 33604.1976388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21.086cm" svg:x="1.905cm" svg:y="6.477cm">
          <draw:image xlink:href="Pictures/10000000000004B20000031D45D66D9C7115C1D8.png" xlink:type="simple" xlink:show="embed" xlink:actuate="onLoad">
            <text:p/>
          </draw:image>
        </draw:frame>
        <draw:custom-shape draw:style-name="gr2" draw:text-style-name="P3" draw:layer="layout" svg:width="6.223cm" svg:height="2.286cm" svg:x="23.749cm" svg:y="8.128cm">
          <text:p text:style-name="P2">Open Full</text:p>
          <text:p text:style-name="P2">Screen View</text:p>
          <draw:enhanced-geometry svg:viewBox="0 0 21600 21600" draw:glue-points="10800 0 0 10800 10800 21600 21600 10800 ?f40 ?f41" draw:text-areas="0 0 21600 21600" draw:type="rectangular-callout" draw:modifiers="21020.4370179949 36787.0572802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223cm" svg:height="2.032cm" svg:x="13.335cm" svg:y="7.747cm">
          <text:p text:style-name="P2">Result Window</text:p>
          <draw:enhanced-geometry svg:viewBox="0 0 21600 21600" draw:glue-points="10800 0 0 10800 10800 21600 21600 10800 ?f40 ?f41" draw:text-areas="0 0 21600 21600" draw:type="rectangular-callout" draw:modifiers="21016.9665809769 41383.1775700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223cm" svg:height="2.032cm" svg:x="18.161cm" svg:y="25.019cm">
          <text:p text:style-name="P2">Save</text:p>
          <draw:enhanced-geometry svg:viewBox="0 0 21600 21600" draw:glue-points="10800 0 0 10800 10800 21600 21600 10800 ?f40 ?f41" draw:text-areas="0 0 21600 21600" draw:type="rectangular-callout" draw:modifiers="27350.5141388175 -5577.96360059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2-18T15:06:27.872692658</dc:date>
    <meta:editing-duration>P1DT4H42M25S</meta:editing-duration>
    <meta:editing-cycles>56</meta:editing-cycles>
    <meta:generator>LibreOffice/6.0.6.2$Linux_X86_64 LibreOffice_project/00m0$Build-2</meta:generator>
    <meta:document-statistic meta:object-count="12"/>
  </office:meta>
</office:document-meta>
</file>